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dd96" officeooo:paragraph-rsid="001add9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hen you get the status Outofservice in elb --&gt; instances (tab)</text:p>
      <text:p text:style-name="P1"><text:s text:c="7"/>here go to health check and check the ping target path is correct </text:p>
      <text:p text:style-name="P1"/>
      <text:p text:style-name="P1">if you want to go to check the ping that elb sent to server.</text:p>
      <text:p text:style-name="P1">ssh to ec2 ---&gt; cd /<text:span text:style-name="T1">var/</text:span><text:span text:style-name="T2">log/nginx ---&gt; tail -f access.log <text:s/>here you should get 200 respon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1:42:17.229864697</meta:creation-date>
    <meta:generator>LibreOffice/6.4.7.2$Linux_X86_64 LibreOffice_project/40$Build-2</meta:generator>
    <dc:date>2022-03-21T11:52:24.184113008</dc:date>
    <meta:editing-duration>PT10M7S</meta:editing-duration>
    <meta:editing-cycles>1</meta:editing-cycles>
    <meta:document-statistic meta:table-count="0" meta:image-count="0" meta:object-count="0" meta:page-count="1" meta:paragraph-count="4" meta:word-count="58" meta:character-count="291" meta:non-whitespace-character-count="231"/>
  </office:meta>
</office:document-meta>
</file>